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043in"/>
    </style:style>
    <style:style style:name="co3" style:family="table-column">
      <style:table-column-properties fo:break-before="auto" style:column-width="0.24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Dodecahadron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CONCATENATE([.A1];&quot;, &quot;;[.B1];&quot;, &quot;;[.B1];&quot;, &quot;;[.C1];&quot;, &quot;;[.C1];&quot;,&quot;;[.D1];&quot;,&quot;;[.D1];&quot;,&quot;;[.E1];&quot;,&quot;;[.E1];&quot;,&quot;;[.F1];&quot;,&quot;)" office:value-type="string" office:string-value="0, 1, 1, 2, 2,3,3,4,4,0,">
            <text:p>0, 1, 1, 2, 2,3,3,4,4,0,</text:p>
          </table:table-cell>
        </table:table-row>
        <table:table-row table:style-name="ro1">
          <table:table-cell table:formula="of:=[.A1]+5" office:value-type="float" office:value="5">
            <text:p>5</text:p>
          </table:table-cell>
          <table:table-cell table:formula="of:=[.B1]+5" office:value-type="float" office:value="6">
            <text:p>6</text:p>
          </table:table-cell>
          <table:table-cell table:formula="of:=[.C1]+5" office:value-type="float" office:value="7">
            <text:p>7</text:p>
          </table:table-cell>
          <table:table-cell table:formula="of:=[.D1]+5" office:value-type="float" office:value="8">
            <text:p>8</text:p>
          </table:table-cell>
          <table:table-cell table:formula="of:=[.E1]+5" office:value-type="float" office:value="9">
            <text:p>9</text:p>
          </table:table-cell>
          <table:table-cell table:formula="of:=[.F1]+5" office:value-type="float" office:value="5">
            <text:p>5</text:p>
          </table:table-cell>
          <table:table-cell/>
          <table:table-cell table:formula="of:=CONCATENATE([.A2];&quot;, &quot;;[.B2];&quot;, &quot;;[.B2];&quot;, &quot;;[.C2];&quot;, &quot;;[.C2];&quot;,&quot;;[.D2];&quot;,&quot;;[.D2];&quot;,&quot;;[.E2];&quot;,&quot;;[.E2];&quot;,&quot;;[.F2];&quot;,&quot;)" office:value-type="string" office:string-value="5, 6, 6, 7, 7,8,8,9,9,5,">
            <text:p>5, 6, 6, 7, 7,8,8,9,9,5,</text:p>
          </table:table-cell>
        </table:table-row>
        <table:table-row table:style-name="ro1">
          <table:table-cell table:formula="of:=[.A2]+5" office:value-type="float" office:value="10">
            <text:p>10</text:p>
          </table:table-cell>
          <table:table-cell table:formula="of:=[.B2]+5" office:value-type="float" office:value="11">
            <text:p>11</text:p>
          </table:table-cell>
          <table:table-cell table:formula="of:=[.C2]+5" office:value-type="float" office:value="12">
            <text:p>12</text:p>
          </table:table-cell>
          <table:table-cell table:formula="of:=[.D2]+5" office:value-type="float" office:value="13">
            <text:p>13</text:p>
          </table:table-cell>
          <table:table-cell table:formula="of:=[.E2]+5" office:value-type="float" office:value="14">
            <text:p>14</text:p>
          </table:table-cell>
          <table:table-cell table:formula="of:=[.F2]+5" office:value-type="float" office:value="10">
            <text:p>10</text:p>
          </table:table-cell>
          <table:table-cell/>
          <table:table-cell table:formula="of:=CONCATENATE([.A3];&quot;, &quot;;[.B3];&quot;, &quot;;[.B3];&quot;, &quot;;[.C3];&quot;, &quot;;[.C3];&quot;,&quot;;[.D3];&quot;,&quot;;[.D3];&quot;,&quot;;[.E3];&quot;,&quot;;[.E3];&quot;,&quot;;[.F3];&quot;,&quot;)" office:value-type="string" office:string-value="10, 11, 11, 12, 12,13,13,14,14,10,">
            <text:p>10, 11, 11, 12, 12,13,13,14,14,10,</text:p>
          </table:table-cell>
        </table:table-row>
        <table:table-row table:style-name="ro1">
          <table:table-cell table:formula="of:=[.A3]+5" office:value-type="float" office:value="15">
            <text:p>15</text:p>
          </table:table-cell>
          <table:table-cell table:formula="of:=[.B3]+5" office:value-type="float" office:value="16">
            <text:p>16</text:p>
          </table:table-cell>
          <table:table-cell table:formula="of:=[.C3]+5" office:value-type="float" office:value="17">
            <text:p>17</text:p>
          </table:table-cell>
          <table:table-cell table:formula="of:=[.D3]+5" office:value-type="float" office:value="18">
            <text:p>18</text:p>
          </table:table-cell>
          <table:table-cell table:formula="of:=[.E3]+5" office:value-type="float" office:value="19">
            <text:p>19</text:p>
          </table:table-cell>
          <table:table-cell table:formula="of:=[.F3]+5" office:value-type="float" office:value="15">
            <text:p>15</text:p>
          </table:table-cell>
          <table:table-cell/>
          <table:table-cell table:formula="of:=CONCATENATE([.A4];&quot;, &quot;;[.B4];&quot;, &quot;;[.B4];&quot;, &quot;;[.C4];&quot;, &quot;;[.C4];&quot;,&quot;;[.D4];&quot;,&quot;;[.D4];&quot;,&quot;;[.E4];&quot;,&quot;;[.E4];&quot;,&quot;;[.F4];&quot;,&quot;)" office:value-type="string" office:string-value="15, 16, 16, 17, 17,18,18,19,19,15,">
            <text:p>15, 16, 16, 17, 17,18,18,19,19,15,</text:p>
          </table:table-cell>
        </table:table-row>
        <table:table-row table:style-name="ro1">
          <table:table-cell table:formula="of:=[.A4]+5" office:value-type="float" office:value="20">
            <text:p>20</text:p>
          </table:table-cell>
          <table:table-cell table:formula="of:=[.B4]+5" office:value-type="float" office:value="21">
            <text:p>21</text:p>
          </table:table-cell>
          <table:table-cell table:formula="of:=[.C4]+5" office:value-type="float" office:value="22">
            <text:p>22</text:p>
          </table:table-cell>
          <table:table-cell table:formula="of:=[.D4]+5" office:value-type="float" office:value="23">
            <text:p>23</text:p>
          </table:table-cell>
          <table:table-cell table:formula="of:=[.E4]+5" office:value-type="float" office:value="24">
            <text:p>24</text:p>
          </table:table-cell>
          <table:table-cell table:formula="of:=[.F4]+5" office:value-type="float" office:value="20">
            <text:p>20</text:p>
          </table:table-cell>
          <table:table-cell/>
          <table:table-cell table:formula="of:=CONCATENATE([.A5];&quot;, &quot;;[.B5];&quot;, &quot;;[.B5];&quot;, &quot;;[.C5];&quot;, &quot;;[.C5];&quot;,&quot;;[.D5];&quot;,&quot;;[.D5];&quot;,&quot;;[.E5];&quot;,&quot;;[.E5];&quot;,&quot;;[.F5];&quot;,&quot;)" office:value-type="string" office:string-value="20, 21, 21, 22, 22,23,23,24,24,20,">
            <text:p>20, 21, 21, 22, 22,23,23,24,24,20,</text:p>
          </table:table-cell>
        </table:table-row>
        <table:table-row table:style-name="ro1">
          <table:table-cell table:formula="of:=[.A5]+5" office:value-type="float" office:value="25">
            <text:p>25</text:p>
          </table:table-cell>
          <table:table-cell table:formula="of:=[.B5]+5" office:value-type="float" office:value="26">
            <text:p>26</text:p>
          </table:table-cell>
          <table:table-cell table:formula="of:=[.C5]+5" office:value-type="float" office:value="27">
            <text:p>27</text:p>
          </table:table-cell>
          <table:table-cell table:formula="of:=[.D5]+5" office:value-type="float" office:value="28">
            <text:p>28</text:p>
          </table:table-cell>
          <table:table-cell table:formula="of:=[.E5]+5" office:value-type="float" office:value="29">
            <text:p>29</text:p>
          </table:table-cell>
          <table:table-cell table:formula="of:=[.F5]+5" office:value-type="float" office:value="25">
            <text:p>25</text:p>
          </table:table-cell>
          <table:table-cell/>
          <table:table-cell table:formula="of:=CONCATENATE([.A6];&quot;, &quot;;[.B6];&quot;, &quot;;[.B6];&quot;, &quot;;[.C6];&quot;, &quot;;[.C6];&quot;,&quot;;[.D6];&quot;,&quot;;[.D6];&quot;,&quot;;[.E6];&quot;,&quot;;[.E6];&quot;,&quot;;[.F6];&quot;,&quot;)" office:value-type="string" office:string-value="25, 26, 26, 27, 27,28,28,29,29,25,">
            <text:p>25, 26, 26, 27, 27,28,28,29,29,25,</text:p>
          </table:table-cell>
        </table:table-row>
        <table:table-row table:style-name="ro1">
          <table:table-cell table:formula="of:=[.A6]+5" office:value-type="float" office:value="30">
            <text:p>30</text:p>
          </table:table-cell>
          <table:table-cell table:formula="of:=[.B6]+5" office:value-type="float" office:value="31">
            <text:p>31</text:p>
          </table:table-cell>
          <table:table-cell table:formula="of:=[.C6]+5" office:value-type="float" office:value="32">
            <text:p>32</text:p>
          </table:table-cell>
          <table:table-cell table:formula="of:=[.D6]+5" office:value-type="float" office:value="33">
            <text:p>33</text:p>
          </table:table-cell>
          <table:table-cell table:formula="of:=[.E6]+5" office:value-type="float" office:value="34">
            <text:p>34</text:p>
          </table:table-cell>
          <table:table-cell table:formula="of:=[.F6]+5" office:value-type="float" office:value="30">
            <text:p>30</text:p>
          </table:table-cell>
          <table:table-cell/>
          <table:table-cell table:formula="of:=CONCATENATE([.A7];&quot;, &quot;;[.B7];&quot;, &quot;;[.B7];&quot;, &quot;;[.C7];&quot;, &quot;;[.C7];&quot;,&quot;;[.D7];&quot;,&quot;;[.D7];&quot;,&quot;;[.E7];&quot;,&quot;;[.E7];&quot;,&quot;;[.F7];&quot;,&quot;)" office:value-type="string" office:string-value="30, 31, 31, 32, 32,33,33,34,34,30,">
            <text:p>30, 31, 31, 32, 32,33,33,34,34,30,</text:p>
          </table:table-cell>
        </table:table-row>
        <table:table-row table:style-name="ro1">
          <table:table-cell table:formula="of:=[.A7]+5" office:value-type="float" office:value="35">
            <text:p>35</text:p>
          </table:table-cell>
          <table:table-cell table:formula="of:=[.B7]+5" office:value-type="float" office:value="36">
            <text:p>36</text:p>
          </table:table-cell>
          <table:table-cell table:formula="of:=[.C7]+5" office:value-type="float" office:value="37">
            <text:p>37</text:p>
          </table:table-cell>
          <table:table-cell table:formula="of:=[.D7]+5" office:value-type="float" office:value="38">
            <text:p>38</text:p>
          </table:table-cell>
          <table:table-cell table:formula="of:=[.E7]+5" office:value-type="float" office:value="39">
            <text:p>39</text:p>
          </table:table-cell>
          <table:table-cell table:formula="of:=[.F7]+5" office:value-type="float" office:value="35">
            <text:p>35</text:p>
          </table:table-cell>
          <table:table-cell/>
          <table:table-cell table:formula="of:=CONCATENATE([.A8];&quot;, &quot;;[.B8];&quot;, &quot;;[.B8];&quot;, &quot;;[.C8];&quot;, &quot;;[.C8];&quot;,&quot;;[.D8];&quot;,&quot;;[.D8];&quot;,&quot;;[.E8];&quot;,&quot;;[.E8];&quot;,&quot;;[.F8];&quot;,&quot;)" office:value-type="string" office:string-value="35, 36, 36, 37, 37,38,38,39,39,35,">
            <text:p>35, 36, 36, 37, 37,38,38,39,39,35,</text:p>
          </table:table-cell>
        </table:table-row>
        <table:table-row table:style-name="ro1">
          <table:table-cell table:formula="of:=[.A8]+5" office:value-type="float" office:value="40">
            <text:p>40</text:p>
          </table:table-cell>
          <table:table-cell table:formula="of:=[.B8]+5" office:value-type="float" office:value="41">
            <text:p>41</text:p>
          </table:table-cell>
          <table:table-cell table:formula="of:=[.C8]+5" office:value-type="float" office:value="42">
            <text:p>42</text:p>
          </table:table-cell>
          <table:table-cell table:formula="of:=[.D8]+5" office:value-type="float" office:value="43">
            <text:p>43</text:p>
          </table:table-cell>
          <table:table-cell table:formula="of:=[.E8]+5" office:value-type="float" office:value="44">
            <text:p>44</text:p>
          </table:table-cell>
          <table:table-cell table:formula="of:=[.F8]+5" office:value-type="float" office:value="40">
            <text:p>40</text:p>
          </table:table-cell>
          <table:table-cell/>
          <table:table-cell table:formula="of:=CONCATENATE([.A9];&quot;, &quot;;[.B9];&quot;, &quot;;[.B9];&quot;, &quot;;[.C9];&quot;, &quot;;[.C9];&quot;,&quot;;[.D9];&quot;,&quot;;[.D9];&quot;,&quot;;[.E9];&quot;,&quot;;[.E9];&quot;,&quot;;[.F9];&quot;,&quot;)" office:value-type="string" office:string-value="40, 41, 41, 42, 42,43,43,44,44,40,">
            <text:p>40, 41, 41, 42, 42,43,43,44,44,40,</text:p>
          </table:table-cell>
        </table:table-row>
        <table:table-row table:style-name="ro1">
          <table:table-cell table:formula="of:=[.A9]+5" office:value-type="float" office:value="45">
            <text:p>45</text:p>
          </table:table-cell>
          <table:table-cell table:formula="of:=[.B9]+5" office:value-type="float" office:value="46">
            <text:p>46</text:p>
          </table:table-cell>
          <table:table-cell table:formula="of:=[.C9]+5" office:value-type="float" office:value="47">
            <text:p>47</text:p>
          </table:table-cell>
          <table:table-cell table:formula="of:=[.D9]+5" office:value-type="float" office:value="48">
            <text:p>48</text:p>
          </table:table-cell>
          <table:table-cell table:formula="of:=[.E9]+5" office:value-type="float" office:value="49">
            <text:p>49</text:p>
          </table:table-cell>
          <table:table-cell table:formula="of:=[.F9]+5" office:value-type="float" office:value="45">
            <text:p>45</text:p>
          </table:table-cell>
          <table:table-cell/>
          <table:table-cell table:formula="of:=CONCATENATE([.A10];&quot;, &quot;;[.B10];&quot;, &quot;;[.B10];&quot;, &quot;;[.C10];&quot;, &quot;;[.C10];&quot;,&quot;;[.D10];&quot;,&quot;;[.D10];&quot;,&quot;;[.E10];&quot;,&quot;;[.E10];&quot;,&quot;;[.F10];&quot;,&quot;)" office:value-type="string" office:string-value="45, 46, 46, 47, 47,48,48,49,49,45,">
            <text:p>45, 46, 46, 47, 47,48,48,49,49,45,</text:p>
          </table:table-cell>
        </table:table-row>
        <table:table-row table:style-name="ro1">
          <table:table-cell table:formula="of:=[.A10]+5" office:value-type="float" office:value="50">
            <text:p>50</text:p>
          </table:table-cell>
          <table:table-cell table:formula="of:=[.B10]+5" office:value-type="float" office:value="51">
            <text:p>51</text:p>
          </table:table-cell>
          <table:table-cell table:formula="of:=[.C10]+5" office:value-type="float" office:value="52">
            <text:p>52</text:p>
          </table:table-cell>
          <table:table-cell table:formula="of:=[.D10]+5" office:value-type="float" office:value="53">
            <text:p>53</text:p>
          </table:table-cell>
          <table:table-cell table:formula="of:=[.E10]+5" office:value-type="float" office:value="54">
            <text:p>54</text:p>
          </table:table-cell>
          <table:table-cell table:formula="of:=[.F10]+5" office:value-type="float" office:value="50">
            <text:p>50</text:p>
          </table:table-cell>
          <table:table-cell/>
          <table:table-cell table:formula="of:=CONCATENATE([.A11];&quot;, &quot;;[.B11];&quot;, &quot;;[.B11];&quot;, &quot;;[.C11];&quot;, &quot;;[.C11];&quot;,&quot;;[.D11];&quot;,&quot;;[.D11];&quot;,&quot;;[.E11];&quot;,&quot;;[.E11];&quot;,&quot;;[.F11];&quot;,&quot;)" office:value-type="string" office:string-value="50, 51, 51, 52, 52,53,53,54,54,50,">
            <text:p>50, 51, 51, 52, 52,53,53,54,54,50,</text:p>
          </table:table-cell>
        </table:table-row>
        <table:table-row table:style-name="ro1">
          <table:table-cell table:formula="of:=[.A11]+5" office:value-type="float" office:value="55">
            <text:p>55</text:p>
          </table:table-cell>
          <table:table-cell table:formula="of:=[.B11]+5" office:value-type="float" office:value="56">
            <text:p>56</text:p>
          </table:table-cell>
          <table:table-cell table:formula="of:=[.C11]+5" office:value-type="float" office:value="57">
            <text:p>57</text:p>
          </table:table-cell>
          <table:table-cell table:formula="of:=[.D11]+5" office:value-type="float" office:value="58">
            <text:p>58</text:p>
          </table:table-cell>
          <table:table-cell table:formula="of:=[.E11]+5" office:value-type="float" office:value="59">
            <text:p>59</text:p>
          </table:table-cell>
          <table:table-cell table:formula="of:=[.F11]+5" office:value-type="float" office:value="55">
            <text:p>55</text:p>
          </table:table-cell>
          <table:table-cell/>
          <table:table-cell table:formula="of:=CONCATENATE([.A12];&quot;, &quot;;[.B12];&quot;, &quot;;[.B12];&quot;, &quot;;[.C12];&quot;, &quot;;[.C12];&quot;,&quot;;[.D12];&quot;,&quot;;[.D12];&quot;,&quot;;[.E12];&quot;,&quot;;[.E12];&quot;,&quot;;[.F12];&quot;,&quot;)" office:value-type="string" office:string-value="55, 56, 56, 57, 57,58,58,59,59,55,">
            <text:p>55, 56, 56, 57, 57,58,58,59,59,55,</text:p>
          </table:table-cell>
        </table:table-row>
      </table:table>
      <table:table table:name="Icosahedron" table:style-name="ta1" table:print="false">
        <table:table-column table:style-name="co1" table:default-cell-style-name="Default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1" table:default-cell-style-name="ce1"/>
        <table:table-column table:style-name="co1" table:number-columns-repeated="1012" table:default-cell-style-name="Default"/>
        <table:table-row table:style-name="ro1">
          <table:table-cell table:style-name="ce1" table:formula="of:=(1+SQRT(5))/2" office:value-type="float" office:value="1.6180339887499">
            <text:p>1.62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4" table:number-columns-repeated="8"/>
          <table:table-cell table:style-name="ce2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table:formula="of:=[.A1]" office:value-type="float" office:value="1.6180339887499">
            <text:p>1.62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table:formula="of:=-[.A1]" office:value-type="float" office:value="-1.6180339887499">
            <text:p>-1.6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office:value-type="float" office:value="-1">
            <text:p>-1.00</text:p>
          </table:table-cell>
          <table:table-cell table:formula="of:=[.A1]" office:value-type="float" office:value="1.6180339887499">
            <text:p>1.6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-1">
            <text:p>-1.00</text:p>
          </table:table-cell>
          <table:table-cell table:formula="of:=-[.A1]" office:value-type="float" office:value="-1.6180339887499">
            <text:p>-1.6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.00</text:p>
          </table:table-cell>
          <table:table-cell table:formula="of:=[.A1]" office:value-type="float" office:value="1.6180339887499">
            <text:p>1.62</text:p>
          </table:table-cell>
          <table:table-cell office:value-type="float" office:value="0">
            <text:p>0.0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.00</text:p>
          </table:table-cell>
          <table:table-cell table:formula="of:=-[.A1]" office:value-type="float" office:value="-1.6180339887499">
            <text:p>-1.62</text:p>
          </table:table-cell>
          <table:table-cell office:value-type="float" office:value="0">
            <text:p>0.00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">
            <text:p>-1.00</text:p>
          </table:table-cell>
          <table:table-cell table:formula="of:=[.A1]" office:value-type="float" office:value="1.6180339887499">
            <text:p>1.62</text:p>
          </table:table-cell>
          <table:table-cell office:value-type="float" office:value="0">
            <text:p>0.00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">
            <text:p>-1.00</text:p>
          </table:table-cell>
          <table:table-cell table:formula="of:=-[.A1]" office:value-type="float" office:value="-1.6180339887499">
            <text:p>-1.62</text:p>
          </table:table-cell>
          <table:table-cell office:value-type="float" office:value="0">
            <text:p>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>
            <text:p>9</text:p>
          </table:table-cell>
          <table:table-cell table:formula="of:=[.A1]" office:value-type="float" office:value="1.6180339887499">
            <text:p>1.62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table:formula="of:=-[.A1]" office:value-type="float" office:value="-1.6180339887499">
            <text:p>-1.62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formula="of:=[.A1]" office:value-type="float" office:value="1.6180339887499">
            <text:p>1.62</text:p>
          </table:table-cell>
          <table:table-cell office:value-type="float" office:value="0">
            <text:p>0.00</text:p>
          </table:table-cell>
          <table:table-cell office:value-type="float" office:value="-1">
            <text:p>-1.00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table:formula="of:=-[.A1]" office:value-type="float" office:value="-1.6180339887499">
            <text:p>-1.62</text:p>
          </table:table-cell>
          <table:table-cell office:value-type="float" office:value="0">
            <text:p>0.00</text:p>
          </table:table-cell>
          <table:table-cell office:value-type="float" office:value="-1">
            <text:p>-1.00</text:p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3">
          <table:table-cell/>
          <table:table-cell table:style-name="ce1" table:number-columns-repeated="10"/>
          <table:table-cell table:number-columns-repeated="1013"/>
        </table:table-row>
        <table:table-row table:style-name="ro1">
          <table:table-cell/>
          <table:table-cell table:style-name="ce1" table:number-columns-repeated="10"/>
          <table:table-cell table:number-columns-repeated="101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2" number:min-integer-digits="0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11/27/2018</text:date>, <text:time>23:5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mand Bosse</meta:initial-creator>
    <meta:creation-date>2018-11-25T01:19:34.82</meta:creation-date>
    <dc:date>2018-11-27T23:56:11.44</dc:date>
    <dc:creator>Normand Bosse</dc:creator>
    <meta:editing-duration>PT23M48S</meta:editing-duration>
    <meta:editing-cycles>9</meta:editing-cycles>
    <meta:generator>OpenOffice/4.1.3$Win32 OpenOffice.org_project/413m1$Build-9783</meta:generator>
    <meta:document-statistic meta:table-count="3" meta:cell-count="136" meta:object-count="0"/>
  </office:meta>
</office:document-meta>
</file>